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e0327" officeooo:paragraph-rsid="001e0327" style:font-size-asian="13.1000003814697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SELECTORES 2</text:p>
      <text:p text:style-name="Standard"/>
      <text:p text:style-name="P1">/*1</text:p>
      <text:p text:style-name="P1">*{</text:p>
      <text:p text:style-name="P1">    background-color: red;</text:p>
      <text:p text:style-name="P1">}</text:p>
      <text:p text:style-name="P2"/>
      <text:p text:style-name="P1">/*2</text:p>
      <text:p text:style-name="P1">p{</text:p>
      <text:p text:style-name="P1">    background-color: cyan;</text:p>
      <text:p text:style-name="P1">}</text:p>
      <text:p text:style-name="P2"/>
      <text:p text:style-name="P1">/*3</text:p>
      <text:p text:style-name="P1">#title-1{</text:p>
      <text:p text:style-name="P1">    background-color: yellowgreen;</text:p>
      <text:p text:style-name="P1">}</text:p>
      <text:p text:style-name="P2"/>
      <text:p text:style-name="P1">/*4</text:p>
      <text:p text:style-name="P1">.bg-yellow{</text:p>
      <text:p text:style-name="P1">    background-color: yellow;</text:p>
      <text:p text:style-name="P1">}*/</text:p>
      <text:p text:style-name="P2"/>
      <text:p text:style-name="P1">/*5</text:p>
      <text:p text:style-name="P1">*[id]{</text:p>
      <text:p text:style-name="P1">    background-color: blueviolet;</text:p>
      <text:p text:style-name="P1">}</text:p>
      <text:p text:style-name="P2"/>
      <text:p text:style-name="P1">/*6</text:p>
      <text:p text:style-name="P1">*[id="title-1"]{</text:p>
      <text:p text:style-name="P1">    background-color: red;</text:p>
      <text:p text:style-name="P1">}</text:p>
      <text:p text:style-name="P2"/>
      <text:p text:style-name="P1">/*7</text:p>
      <text:p text:style-name="P1">*[href="https://www.yahoo.com/"]{</text:p>
      <text:p text:style-name="P1">    background-color: orange;</text:p>
      <text:p text:style-name="P1">}</text:p>
      <text:p text:style-name="P2"/>
      <text:p text:style-name="P1">/*8</text:p>
      <text:p text:style-name="P1">*[class^="title"]{</text:p>
      <text:p text:style-name="P1">    background-color: blueviolet;</text:p>
      <text:p text:style-name="P1">}</text:p>
      <text:p text:style-name="P2"/>
      <text:p text:style-name="P1">/*9</text:p>
      <text:p text:style-name="P1">*[href$=".com"]{</text:p>
      <text:p text:style-name="P1">    background-color: yellow;</text:p>
      <text:p text:style-name="P1">}</text:p>
      <text:p text:style-name="P2"/>
      <text:p text:style-name="P1">/*10</text:p>
      <text:p text:style-name="P1">*[class*="title"]{</text:p>
      <text:p text:style-name="P1">    background-color: orangered;</text:p>
      <text:p text:style-name="P1">}</text:p>
      <text:p text:style-name="P2"/>
      <text:p text:style-name="P1"><text:soft-page-break/>/*11</text:p>
      <text:p text:style-name="P1">*[href*="127"]{</text:p>
      <text:p text:style-name="P1">    background-color: lightpink;</text:p>
      <text:p text:style-name="P1">}</text:p>
      <text:p text:style-name="P2"/>
      <text:p text:style-name="P1">/*12</text:p>
      <text:p text:style-name="P1">*[href^="http"]{</text:p>
      <text:p text:style-name="P1">    background-color: lightblue;</text:p>
      <text:p text:style-name="P1">}</text:p>
      <text:p text:style-name="P2"/>
      <text:p text:style-name="P1">/*13</text:p>
      <text:p text:style-name="P1">a, p, h1{</text:p>
      <text:p text:style-name="P1">    background-color: brown;</text:p>
      <text:p text:style-name="P1">}</text:p>
      <text:p text:style-name="P2"/>
      <text:p text:style-name="P1">/*14</text:p>
      <text:p text:style-name="P1">main p{</text:p>
      <text:p text:style-name="P1">    background-color: turquoise;</text:p>
      <text:p text:style-name="P1">}</text:p>
      <text:p text:style-name="P2"/>
      <text:p text:style-name="P1">/*15</text:p>
      <text:p text:style-name="P1">h1 + p{</text:p>
      <text:p text:style-name="P1">    background-color: turquoise;</text:p>
      <text:p text:style-name="P1">}</text:p>
      <text:p text:style-name="P2"/>
      <text:p text:style-name="P1">/*16</text:p>
      <text:p text:style-name="P1">h1 ~ *{</text:p>
      <text:p text:style-name="P1">    background-color: fuchsia;</text:p>
      <text:p text:style-name="P1">}</text:p>
      <text:p text:style-name="P2"/>
      <text:p text:style-name="P1">/*17</text:p>
      <text:p text:style-name="P1">main &gt; *{</text:p>
      <text:p text:style-name="P1">    background-color: tomato;</text:p>
      <text:p text:style-name="P1"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3:53:46.111000000</meta:creation-date>
    <dc:date>2024-09-12T13:55:29.089000000</dc:date>
    <meta:editing-duration>PT1M43S</meta:editing-duration>
    <meta:editing-cycles>1</meta:editing-cycles>
    <meta:document-statistic meta:table-count="0" meta:image-count="0" meta:object-count="0" meta:page-count="2" meta:paragraph-count="69" meta:word-count="97" meta:character-count="815" meta:non-whitespace-character-count="719"/>
    <meta:generator>LibreOffice/7.6.2.1$Windows_X86_64 LibreOffice_project/56f7684011345957bbf33a7ee678afaf4d2ba333</meta:generator>
  </office:meta>
</office:document-meta>
</file>